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697cm"/>
    </style:style>
    <style:style style:name="co15" style:family="table-column">
      <style:table-column-properties fo:break-before="auto" style:column-width="3.528cm"/>
    </style:style>
    <style:style style:name="co16" style:family="table-column">
      <style:table-column-properties fo:break-before="auto" style:column-width="3.417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1.092cm"/>
    </style:style>
    <style:style style:name="co19" style:family="table-column">
      <style:table-column-properties fo:break-before="auto" style:column-width="4.815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3.836cm"/>
    </style:style>
    <style:style style:name="co22" style:family="table-column">
      <style:table-column-properties fo:break-before="auto" style:column-width="4.2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rain_5f_conventionnel">
      <style:table-properties table:display="true" style:writing-mode="lr-tb"/>
    </style:style>
    <style:style style:name="ta2" style:family="table" style:master-page-name="PageStyle_5f_grain_5f_biologique">
      <style:table-properties table:display="true" style:writing-mode="lr-tb"/>
    </style:style>
    <style:style style:name="ta3" style:family="table" style:master-page-name="PageStyle_5f_ensilage_5f_conventionnel">
      <style:table-properties table:display="true" style:writing-mode="lr-tb"/>
    </style:style>
    <style:style style:name="ta4" style:family="table" style:master-page-name="PageStyle_5f_ensilage_5f_biologique">
      <style:table-properties table:display="true" style:writing-mode="lr-tb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in_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21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grain_corn</text:p>
          </table:table-cell>
          <table:table-cell table:style-name="ce17" office:value-type="string" calcext:value-type="string">
            <text:p>intensive_farming</text:p>
          </table:table-cell>
          <table:table-cell table:style-name="ce17" office:value-type="string" calcext:value-type="string">
            <text:p>Maïs grain conventionnel</text:p>
          </table:table-cell>
          <table:table-cell table:style-name="ce20" office:value-type="date" office:date-value="2019-05-01" calcext:value-type="date">
            <text:p>1/5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65" calcext:value-type="float">
            <text:p>-16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ammonitrate_33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tsp_45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potassium_chloride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corn_seed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thousand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9900047" calcext:value-type="float">
            <text:p>9900047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herbicide</text:p>
          </table:table-cell>
          <table:table-cell office:value-type="string" calcext:value-type="string">
            <text:p>Callisto</text:p>
          </table:table-cell>
          <table:table-cell table:number-columns-repeated="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090050" calcext:value-type="float">
            <text:p>20900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office:value-type="string" calcext:value-type="string">
            <text:p>insecticide</text:p>
          </table:table-cell>
          <table:table-cell office:value-type="string" calcext:value-type="string">
            <text:p>BELEM</text:p>
          </table:table-cell>
          <table:table-cell table:number-columns-repeated="5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ammonitrate_33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8800395" calcext:value-type="float">
            <text:p>8800395</text:p>
          </table:table-cell>
          <table:table-cell table:style-name="ce17" office:value-type="float" office:value="1.25" calcext:value-type="float">
            <text:p>1,2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insecticide</text:p>
          </table:table-cell>
          <table:table-cell office:value-type="string" calcext:value-type="string">
            <text:p>KARATE K</text:p>
          </table:table-cell>
          <table:table-cell table:number-columns-repeated="5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HAR_COR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HAR_COR_6ROWS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table:style-name="ce17" office:value-type="string" calcext:value-type="string">
            <text:p>corn_grain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transport</text:p>
          </table:table-cell>
          <table:table-cell table:style-name="ce19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TRA_TIP_10T</text:p>
          </table:table-cell>
          <table:table-cell table:style-name="ce19" table:number-columns-repeated="6"/>
          <table:table-cell table:number-columns-repeated="52"/>
        </table:table-row>
        <table:table-row table:style-name="ro1" table:number-rows-repeated="6">
          <table:table-cell table:style-name="ce19" table:number-columns-repeated="12"/>
          <table:table-cell table:number-columns-repeated="52"/>
        </table:table-row>
        <table:table-row table:style-name="ro1" table:number-rows-repeated="12">
          <table:table-cell table:style-name="ce17" table:number-columns-repeated="12"/>
          <table:table-cell table:number-columns-repeated="52"/>
        </table:table-row>
        <table:table-row table:style-name="ro1" table:number-rows-repeated="947">
          <table:table-cell table:style-name="ce19" table:number-columns-repeated="12"/>
          <table:table-cell table:number-columns-repeated="52"/>
        </table:table-row>
        <table:table-row table:style-name="ro3" table:number-rows-repeated="10475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in_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21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grain_corn</text:p>
          </table:table-cell>
          <table:table-cell table:style-name="ce17" office:value-type="string" calcext:value-type="string">
            <text:p>organic_farming</text:p>
          </table:table-cell>
          <table:table-cell table:style-name="ce17" office:value-type="string" calcext:value-type="string">
            <text:p>Maïs grain biologique</text:p>
          </table:table-cell>
          <table:table-cell table:style-name="ce20" office:value-type="date" office:date-value="2019-05-01" calcext:value-type="date">
            <text:p>1/5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litter_cattle_manure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corn_seed</text:p>
          </table:table-cell>
          <table:table-cell table:style-name="ce17" office:value-type="float" office:value="110" calcext:value-type="float">
            <text:p>110</text:p>
          </table:table-cell>
          <table:table-cell table:style-name="ce22" office:value-type="string" calcext:value-type="string">
            <text:p>thousand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hersage</text:p>
          </table:table-cell>
          <table:table-cell table:style-name="ce17" table:number-columns-repeated="2"/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inage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binage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8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8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HAR_COR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HAR_COR_6ROWS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table:style-name="ce17" office:value-type="string" calcext:value-type="string">
            <text:p>corn_grain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transport</text:p>
          </table:table-cell>
          <table:table-cell table:style-name="ce19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1">
          <table:table-cell table:style-name="ce17" table:number-columns-repeated="12"/>
          <table:table-cell table:number-columns-repeated="52"/>
        </table:table-row>
        <table:table-row table:style-name="ro1" table:number-rows-repeated="947">
          <table:table-cell table:style-name="ce19" table:number-columns-repeated="12"/>
          <table:table-cell table:number-columns-repeated="52"/>
        </table:table-row>
        <table:table-row table:style-name="ro3" table:number-rows-repeated="104758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nsilage_conventionne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21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silage_corn</text:p>
          </table:table-cell>
          <table:table-cell table:style-name="ce17" office:value-type="string" calcext:value-type="string">
            <text:p>intensive_farming</text:p>
          </table:table-cell>
          <table:table-cell table:style-name="ce17" office:value-type="string" calcext:value-type="string">
            <text:p>Maïs ensilage conventionnel</text:p>
          </table:table-cell>
          <table:table-cell table:style-name="ce20" office:value-type="date" office:date-value="2019-05-01" calcext:value-type="date">
            <text:p>1/5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65" calcext:value-type="float">
            <text:p>-16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ammonitrate_33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tsp_45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potassium_chloride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corn_seed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thousand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9900047" calcext:value-type="float">
            <text:p>9900047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herbicide</text:p>
          </table:table-cell>
          <table:table-cell office:value-type="string" calcext:value-type="string">
            <text:p>Callisto</text:p>
          </table:table-cell>
          <table:table-cell table:number-columns-repeated="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090050" calcext:value-type="float">
            <text:p>20900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office:value-type="string" calcext:value-type="string">
            <text:p>insecticide</text:p>
          </table:table-cell>
          <table:table-cell office:value-type="string" calcext:value-type="string">
            <text:p>BELEM</text:p>
          </table:table-cell>
          <table:table-cell table:number-columns-repeated="5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7" office:value-type="string" calcext:value-type="string">
            <text:p>ammonitrate_33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8800395" calcext:value-type="float">
            <text:p>8800395</text:p>
          </table:table-cell>
          <table:table-cell table:style-name="ce17" office:value-type="float" office:value="1.25" calcext:value-type="float">
            <text:p>1,2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insecticide</text:p>
          </table:table-cell>
          <table:table-cell office:value-type="string" calcext:value-type="string">
            <text:p>KARATE K</text:p>
          </table:table-cell>
          <table:table-cell table:number-columns-repeated="5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nsilag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SIL_4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ensilag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SIL_4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silage</text:p>
          </table:table-cell>
          <table:table-cell table:style-name="ce17" office:value-type="string" calcext:value-type="string">
            <text:p>corn_silage</text:p>
          </table:table-cell>
          <table:table-cell table:style-name="ce17" office:value-type="float" office:value="13.5" calcext:value-type="float">
            <text:p>13,5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transport</text:p>
          </table:table-cell>
          <table:table-cell table:style-name="ce19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TRA_TIP_10T</text:p>
          </table:table-cell>
          <table:table-cell table:number-columns-repeated="58"/>
        </table:table-row>
        <table:table-row table:style-name="ro3" table:number-rows-repeated="6">
          <table:table-cell table:number-columns-repeated="64"/>
        </table:table-row>
        <table:table-row table:style-name="ro1" table:number-rows-repeated="12">
          <table:table-cell table:style-name="ce17" table:number-columns-repeated="12"/>
          <table:table-cell table:number-columns-repeated="52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nsilage_biologiqu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21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silage_corn</text:p>
          </table:table-cell>
          <table:table-cell table:style-name="ce17" office:value-type="string" calcext:value-type="string">
            <text:p>organic_farming</text:p>
          </table:table-cell>
          <table:table-cell table:style-name="ce17" office:value-type="string" calcext:value-type="string">
            <text:p>Maïs ensilage biologique</text:p>
          </table:table-cell>
          <table:table-cell table:style-name="ce20" office:value-type="date" office:date-value="2019-05-01" calcext:value-type="date">
            <text:p>1/5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10" calcext:value-type="float">
            <text:p>-10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22" office:value-type="string" calcext:value-type="string">
            <text:p>litter_cattle_manure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table:style-name="ce17" office:value-type="string" calcext:value-type="string">
            <text:p>corn_seed</text:p>
          </table:table-cell>
          <table:table-cell table:style-name="ce17" office:value-type="float" office:value="110" calcext:value-type="float">
            <text:p>110</text:p>
          </table:table-cell>
          <table:table-cell table:style-name="ce22" office:value-type="string" calcext:value-type="string">
            <text:p>thousand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hersage</text:p>
          </table:table-cell>
          <table:table-cell table:style-name="ce17" table:number-columns-repeated="2"/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inage</text:p>
          </table:table-cell>
          <table:table-cell table:style-name="ce17"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binage</text:p>
          </table:table-cell>
          <table:table-cell table:style-name="ce17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8" office:value-type="string" calcext:value-type="string">
            <text:p>WAT_LAT_80M3H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irrigation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8" office:value-type="string" calcext:value-type="string">
            <text:p>WAT_LAT_80M3H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water</text:p>
          </table:table-cell>
          <table:table-cell table:style-name="ce17" office:value-type="string" calcext:value-type="string">
            <text:p>irrigation_water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cubic_meter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ensilag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SIL_4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ensilage</text:p>
          </table:table-cell>
          <table:table-cell table:style-name="ce17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SIL_4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silage</text:p>
          </table:table-cell>
          <table:table-cell table:style-name="ce17" office:value-type="string" calcext:value-type="string">
            <text:p>corn_silag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transport</text:p>
          </table:table-cell>
          <table:table-cell table:style-name="ce19" table:number-columns-repeated="2"/>
          <table:table-cell table:style-name="ce17" office:value-type="float" office:value="165" calcext:value-type="float">
            <text:p>165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1">
          <table:table-cell table:style-name="ce17" table:number-columns-repeated="12"/>
          <table:table-cell table:number-columns-repeated="52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4:06.737738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in_5f_conventionnel" style:display-name="PageStyle_grain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in_5f_biologique" style:display-name="PageStyle_grain_biolo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silage_5f_conventionnel" style:display-name="PageStyle_ensilag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silage_5f_biologique" style:display-name="PageStyle_ensilag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5:03.814626261</dc:date>
    <meta:editing-duration>PT18M11S</meta:editing-duration>
    <meta:editing-cycles>5</meta:editing-cycles>
    <meta:document-statistic meta:table-count="4" meta:cell-count="596" meta:object-count="0"/>
  </office:meta>
</office:document-meta>
</file>